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9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ank-scores/" text:style-name="Internet_20_link" text:visited-style-name="Visited_20_Internet_20_Link"><text:span text:style-name="T1">178. Rank Scores</text:span></text:a></text:p>
      <text:section text:style-name="Sect1" text:name="headlessui-popover-button-:rh:">
        <text:p text:style-name="Standard"/>
      </text:section>
      <text:p text:style-name="P4">Medium</text:p>
      <text:p text:style-name="P4">1.9K</text:p>
      <text:p text:style-name="P4">250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9"><text:span text:style-name="T1">Table: </text:span><text:span text:style-name="Source_20_Text"><text:span text:style-name="T2">Score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score <text:s text:c="6"/>| decimal |</text:p>
      <text:p text:style-name="P2">+-------------+---------+</text:p>
      <text:p text:style-name="P2">id is the primary key (column with unique values) for this table.</text:p>
      <text:p text:style-name="P1">Each row of this table contains the score of a game. Score is a floating point value with two decimal places.</text:p>
      <text:p text:style-name="P6"> </text:p>
      <text:p text:style-name="P6">Write a solution to find the rank of the scores. The ranking should be calculated according to the following rules:</text:p>
      <text:list xml:id="list1217358709" text:style-name="L1">
        <text:list-item>
          <text:p text:style-name="P7">The scores should be ranked from the highest to the lowest.</text:p>
        </text:list-item>
        <text:list-item>
          <text:p text:style-name="P7">If there is a tie between two scores, both should have the same ranking.</text:p>
        </text:list-item>
        <text:list-item>
          <text:p text:style-name="P8">After a tie, the next ranking number should be the next consecutive integer value. In other words, there should be no holes between ranks.</text:p>
        </text:list-item>
      </text:list>
      <text:p text:style-name="P9"><text:span text:style-name="T1">Return the result table ordered by </text:span><text:span text:style-name="Source_20_Text"><text:span text:style-name="T2">score</text:span></text:span><text:span text:style-name="T1"> in descending order.</text:span></text:p>
      <text:p text:style-name="P6">The result format is in the following example.</text:p>
      <text:p text:style-name="P6"> </text:p>
      <text:p text:style-name="P9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Scores table:</text:p>
      <text:p text:style-name="P2">+----+-------+</text:p>
      <text:p text:style-name="P2">| id | score |</text:p>
      <text:p text:style-name="P2">+----+-------+</text:p>
      <text:p text:style-name="P2">| 1 <text:s/>| 3.50 <text:s/>|</text:p>
      <text:p text:style-name="P2">| 2 <text:s/>| 3.65 <text:s/>|</text:p>
      <text:p text:style-name="P2">| 3 <text:s/>| 4.00 <text:s/>|</text:p>
      <text:p text:style-name="P2">| 4 <text:s/>| 3.85 <text:s/>|</text:p>
      <text:p text:style-name="P2">| 5 <text:s/>| 4.00 <text:s/>|</text:p>
      <text:p text:style-name="P2"><text:soft-page-break/>| 6 <text:s/>| 3.65 <text:s/>|</text:p>
      <text:p text:style-name="P2">+----+-------+</text:p>
      <text:p text:style-name="P3"><text:span text:style-name="Strong_20_Emphasis"><text:span text:style-name="T1">Output:</text:span></text:span><text:span text:style-name="T1"> </text:span></text:p>
      <text:p text:style-name="P2">+-------+------+</text:p>
      <text:p text:style-name="P2">| score | rank |</text:p>
      <text:p text:style-name="P2">+-------+------+</text:p>
      <text:p text:style-name="P2">| 4.00 <text:s/>| 1 <text:s text:c="3"/>|</text:p>
      <text:p text:style-name="P2">| 4.00 <text:s/>| 1 <text:s text:c="3"/>|</text:p>
      <text:p text:style-name="P2">| 3.85 <text:s/>| 2 <text:s text:c="3"/>|</text:p>
      <text:p text:style-name="P2">| 3.65 <text:s/>| 3 <text:s text:c="3"/>|</text:p>
      <text:p text:style-name="P2">| 3.65 <text:s/>| 3 <text:s text:c="3"/>|</text:p>
      <text:p text:style-name="P2">| 3.50 <text:s/>| 4 <text:s text:c="3"/>|</text:p>
      <text:p text:style-name="P1">+-------+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0:53:57.893000000</dc:date>
    <meta:editing-duration>PT11S</meta:editing-duration>
    <meta:editing-cycles>1</meta:editing-cycles>
    <meta:document-statistic meta:table-count="0" meta:image-count="0" meta:object-count="0" meta:page-count="2" meta:paragraph-count="48" meta:word-count="255" meta:character-count="1232" meta:non-whitespace-character-count="982"/>
    <meta:generator>LibreOffice/7.2.2.2$Windows_X86_64 LibreOffice_project/02b2acce88a210515b4a5bb2e46cbfb63fe97d56</meta:generator>
  </office:meta>
</office:document-meta>
</file>